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color="#000000" officeooo:paragraph-rsid="000434b6" fo:background-color="#ffffff"/>
    </style:style>
    <style:style style:name="P2" style:family="paragraph" style:parent-style-name="Preformatted_20_Text">
      <style:text-properties fo:color="#000000" officeooo:rsid="000434b6" officeooo:paragraph-rsid="000434b6" fo:background-color="#ffffff"/>
    </style:style>
    <style:style style:name="P3" style:family="paragraph" style:parent-style-name="Preformatted_20_Text" style:list-style-name="L2"/>
    <style:style style:name="P4" style:family="paragraph" style:parent-style-name="Standard">
      <style:text-properties officeooo:paragraph-rsid="000434b6"/>
    </style:style>
    <style:style style:name="P5" style:family="paragraph" style:parent-style-name="Standard">
      <style:text-properties fo:color="#000000" officeooo:paragraph-rsid="000434b6" fo:background-color="#ffffff"/>
    </style:style>
    <style:style style:name="P6" style:family="paragraph" style:parent-style-name="Standard">
      <style:paragraph-properties style:line-height-at-least="0.198in"/>
      <style:text-properties fo:color="#000000" fo:background-color="#ffffff"/>
    </style:style>
    <style:style style:name="P7" style:family="paragraph" style:parent-style-name="Standard">
      <style:text-properties fo:color="#000000" officeooo:rsid="000434b6" officeooo:paragraph-rsid="000434b6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9" style:family="paragraph" style:parent-style-name="Standard">
      <style:text-properties fo:color="#000000" fo:font-weight="bold" officeooo:paragraph-rsid="000434b6" fo:background-color="#ffffff" style:font-weight-asian="bold" style:font-weight-complex="bold"/>
    </style:style>
    <style:style style:name="P10" style:family="paragraph" style:parent-style-name="Text_20_body" style:list-style-name="L1">
      <style:text-properties officeooo:paragraph-rsid="000434b6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color="#000000" officeooo:rsid="000434b6" officeooo:paragraph-rsid="000434b6" fo:background-color="#ffffff"/>
    </style:style>
    <style:style style:name="P13" style:family="paragraph" style:parent-style-name="Text_20_body">
      <style:text-properties officeooo:rsid="000434b6" officeooo:paragraph-rsid="000434b6"/>
    </style:style>
    <style:style style:name="P14" style:family="paragraph" style:parent-style-name="Text_20_body" style:list-style-name="L4">
      <style:text-properties officeooo:paragraph-rsid="000434b6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4">
      <style:paragraph-properties fo:margin-top="0in" fo:margin-bottom="0in" loext:contextual-spacing="false"/>
    </style:style>
    <style:style style:name="P21" style:family="paragraph" style:parent-style-name="Text_20_body" style:list-style-name="L8">
      <style:paragraph-properties fo:margin-top="0in" fo:margin-bottom="0in" loext:contextual-spacing="false"/>
    </style:style>
    <style:style style:name="T1" style:family="text">
      <style:text-properties officeooo:rsid="000434b6"/>
    </style:style>
    <style:style style:name="T2" style:family="text">
      <style:text-properties fo:color="#72f1b8"/>
    </style:style>
    <style:style style:name="T3" style:family="text">
      <style:text-properties fo:color="#72f1b8" style:font-name="Consolas" fo:font-size="10.5pt" fo:font-weight="normal"/>
    </style:style>
    <style:style style:name="T4" style:family="text">
      <style:text-properties fo:color="#72f1b8" style:font-name="Consolas" fo:font-size="10.5pt" fo:font-weight="normal" officeooo:rsid="000434b6" fo:background-color="#ffffff" loext:char-shading-value="0"/>
    </style:style>
    <style:style style:name="T5" style:family="text">
      <style:text-properties fo:color="#72f1b8" style:font-name="Consolas" fo:font-size="10.5pt" fo:font-weight="normal" officeooo:rsid="000434b6"/>
    </style:style>
    <style:style style:name="T6" style:family="text">
      <style:text-properties fo:color="#72f1b8" style:font-name="Consolas" fo:font-size="10.5pt" fo:font-weight="normal" officeooo:rsid="000434b6"/>
    </style:style>
    <style:style style:name="T7" style:family="text">
      <style:text-properties fo:color="#bbbbbb" style:font-name="Consolas" fo:font-size="10.5pt" fo:font-weight="normal" officeooo:rsid="000434b6" fo:background-color="#ffffff" loext:char-shading-value="0"/>
    </style:style>
    <style:style style:name="T8" style:family="text">
      <style:text-properties fo:color="#bbbbbb" style:font-name="Consolas" fo:font-size="10.5pt" fo:font-weight="normal" officeooo:rsid="000434b6"/>
    </style:style>
    <style:style style:name="T9" style:family="text">
      <style:text-properties fo:color="#bbbbbb" style:font-name="Consolas" fo:font-size="10.5pt" fo:font-weight="normal" officeooo:rsid="000434b6"/>
    </style:style>
    <style:style style:name="T10" style:family="text">
      <style:text-properties fo:color="#ff7edb"/>
    </style:style>
    <style:style style:name="T11" style:family="text">
      <style:text-properties fo:color="#ff7edb" style:font-name="Consolas" fo:font-size="10.5pt" fo:font-weight="normal"/>
    </style:style>
    <style:style style:name="T12" style:family="text">
      <style:text-properties fo:color="#ff7edb" style:font-name="Consolas" fo:font-size="10.5pt" fo:font-weight="normal" officeooo:rsid="000434b6" fo:background-color="#ffffff" loext:char-shading-value="0"/>
    </style:style>
    <style:style style:name="T13" style:family="text">
      <style:text-properties fo:color="#ff7edb" style:font-name="Consolas" fo:font-size="10.5pt" fo:font-weight="normal" officeooo:rsid="000434b6"/>
    </style:style>
    <style:style style:name="T14" style:family="text">
      <style:text-properties fo:color="#ff7edb" style:font-name="Consolas" fo:font-size="10.5pt" fo:font-weight="normal" officeooo:rsid="000434b6"/>
    </style:style>
    <style:style style:name="T15" style:family="text">
      <style:text-properties fo:color="#ff7edb" style:font-name="Consolas" fo:font-size="10.5pt" fo:font-style="italic" fo:font-weight="normal"/>
    </style:style>
    <style:style style:name="T16" style:family="text">
      <style:text-properties fo:color="#fede5d"/>
    </style:style>
    <style:style style:name="T17" style:family="text">
      <style:text-properties fo:color="#fede5d" style:font-name="Consolas" fo:font-size="10.5pt" fo:font-weight="normal"/>
    </style:style>
    <style:style style:name="T18" style:family="text">
      <style:text-properties fo:color="#fede5d" style:font-name="Consolas" fo:font-size="10.5pt" fo:font-weight="normal" officeooo:rsid="000434b6" fo:background-color="#ffffff" loext:char-shading-value="0"/>
    </style:style>
    <style:style style:name="T19" style:family="text">
      <style:text-properties fo:color="#fede5d" style:font-name="Consolas" fo:font-size="10.5pt" fo:font-weight="normal" officeooo:rsid="000434b6"/>
    </style:style>
    <style:style style:name="T20" style:family="text">
      <style:text-properties fo:color="#fede5d" style:font-name="Consolas" fo:font-size="10.5pt" fo:font-weight="normal" officeooo:rsid="000434b6"/>
    </style:style>
    <style:style style:name="T21" style:family="text">
      <style:text-properties fo:color="#ff8b39"/>
    </style:style>
    <style:style style:name="T22" style:family="text">
      <style:text-properties fo:color="#ff8b39" style:font-name="Consolas" fo:font-size="10.5pt" fo:font-weight="normal"/>
    </style:style>
    <style:style style:name="T23" style:family="text">
      <style:text-properties fo:color="#ff8b39" style:font-name="Consolas" fo:font-size="10.5pt" fo:font-weight="normal" officeooo:rsid="000434b6" fo:background-color="#ffffff" loext:char-shading-value="0"/>
    </style:style>
    <style:style style:name="T24" style:family="text">
      <style:text-properties fo:color="#ff8b39" style:font-name="Consolas" fo:font-size="10.5pt" fo:font-weight="normal" officeooo:rsid="000434b6"/>
    </style:style>
    <style:style style:name="T25" style:family="text">
      <style:text-properties fo:color="#ff8b39" style:font-name="Consolas" fo:font-size="10.5pt" fo:font-weight="normal" officeooo:rsid="000434b6"/>
    </style:style>
    <style:style style:name="T26" style:family="text">
      <style:text-properties fo:color="#36f9f6"/>
    </style:style>
    <style:style style:name="T27" style:family="text">
      <style:text-properties fo:color="#36f9f6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style:font-name="Consolas" fo:font-size="10.5pt" fo:font-weight="normal" officeooo:rsid="000434b6"/>
    </style:style>
    <style:style style:name="T30" style:family="text">
      <style:text-properties style:font-name="Consolas" fo:font-size="10.5pt" fo:font-style="italic" fo:font-weight="normal"/>
    </style:style>
    <style:style style:name="T31" style:family="text">
      <style:text-properties style:font-name="Consolas" fo:font-size="10.5pt" fo:font-weight="bold" style:font-weight-asian="bold" style:font-weight-complex="bold"/>
    </style:style>
    <style:style style:name="T32" style:family="text">
      <style:text-properties style:font-name="Consolas" fo:font-size="10.5pt" fo:font-weight="bold" officeooo:rsid="000434b6" style:font-weight-asian="bold" style:font-weight-complex="bold"/>
    </style:style>
    <style:style style:name="T33" style:family="text">
      <style:text-properties style:font-name="Consolas" fo:font-size="10.5pt" officeooo:rsid="000434b6"/>
    </style:style>
    <style:style style:name="T34" style:family="text">
      <style:text-properties fo:color="#ffffff"/>
    </style:style>
    <style:style style:name="T35" style:family="text">
      <style:text-properties fo:color="#ffffff" style:font-name="Consolas" fo:font-size="10.5pt" fo:font-weight="normal"/>
    </style:style>
    <style:style style:name="T36" style:family="text">
      <style:text-properties fo:color="#fe4450" style:font-name="Consolas" fo:font-size="10.5pt" fo:font-weight="normal"/>
    </style:style>
    <style:style style:name="T37" style:family="text">
      <style:text-properties fo:color="#848bbd" style:font-name="Consolas" fo:font-size="10.5pt" fo:font-style="italic" fo:font-weight="normal"/>
    </style:style>
    <style:style style:name="T38" style:family="text">
      <style:text-properties fo:color="#848bbd" style:font-name="Consolas" fo:font-size="10.5pt" fo:font-style="italic" fo:font-weight="normal" fo:background-color="#262335" loext:char-shading-value="0"/>
    </style:style>
    <style:style style:name="T39" style:family="text">
      <style:text-properties fo:color="#000000" style:font-name="Consolas" fo:font-size="10.5pt" fo:font-weight="normal"/>
    </style:style>
    <style:style style:name="T40" style:family="text">
      <style:text-properties fo:color="#000000" style:font-name="Consolas" fo:font-size="10.5pt" fo:font-weight="normal" fo:background-color="#ffffff" loext:char-shading-value="0"/>
    </style:style>
    <style:style style:name="T41" style:family="text">
      <style:text-properties fo:color="#000000" style:font-name="Consolas" fo:font-size="10.5pt" fo:font-weight="normal" officeooo:rsid="000434b6" fo:background-color="#ffffff" loext:char-shading-value="0"/>
    </style:style>
    <style:style style:name="T42" style:family="text">
      <style:text-properties fo:color="#000000" style:font-name="Consolas" fo:font-size="10.5pt" fo:font-weight="normal"/>
    </style:style>
    <style:style style:name="T43" style:family="text">
      <style:text-properties fo:color="#000000" style:font-name="Consolas" fo:font-size="10.5pt" fo:font-weight="normal" officeooo:rsid="000434b6"/>
    </style:style>
    <style:style style:name="T44" style:family="text">
      <style:text-properties fo:color="#000000" style:font-name="Consolas" fo:font-size="10.5pt" fo:font-weight="normal" officeooo:rsid="000434b6"/>
    </style:style>
    <style:style style:name="T45" style:family="text">
      <style:text-properties fo:color="#000000" officeooo:rsid="000434b6" fo:background-color="#ffffff" loext:char-shading-value="0"/>
    </style:style>
    <style:style style:name="T46" style:family="text">
      <style:text-properties fo:color="#2ee2fa" style:font-name="Consolas" fo:font-size="10.5pt" fo:font-weight="normal"/>
    </style:style>
    <style:style style:name="T47" style:family="text">
      <style:text-properties fo:color="#b6b1b1" style:font-name="Consolas" fo:font-size="10.5pt" fo:font-weight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434b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5535in" text:min-label-width="0.1965in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ct Code for Top GitHub Repositories App</text:h>
      <text:p text:style-name="P5"><text:span text:style-name="T1"><text:line-break/><text:line-break/></text:span><text:span text:style-name="T49">App.js</text:span><text:span text:style-name="T1"><text:line-break/></text:span><text:span text:style-name="T30">// src/App.js</text:span></text:p>
      <text:p text:style-name="P8">import React from 'react';</text:p>
      <text:p text:style-name="P8">import TopResps from './components/TopReps';</text:p>
      <text:p text:style-name="P6"/>
      <text:p text:style-name="P8">function App() {</text:p>
      <text:p text:style-name="P6">  <text:span text:style-name="T28">return (</text:span></text:p>
      <text:p text:style-name="P6">    <text:span text:style-name="T28">&lt;div className="bg-dark text-white"&gt;</text:span></text:p>
      <text:p text:style-name="P6">      </text:p>
      <text:p text:style-name="P6">        <text:span text:style-name="T28">&lt;TopResps /&gt;</text:span></text:p>
      <text:p text:style-name="P6">      </text:p>
      <text:p text:style-name="P6">    <text:span text:style-name="T28">&lt;/div&gt;</text:span></text:p>
      <text:p text:style-name="P6">  <text:span text:style-name="T28">);</text:span></text:p>
      <text:p text:style-name="P8">}</text:p>
      <text:p text:style-name="P6"/>
      <text:p text:style-name="P8">export default App;</text:p>
      <text:p text:style-name="P8"/>
      <text:p text:style-name="P5"><text:span text:style-name="T1"><text:line-break/><text:line-break/><text:line-break/></text:span><text:span text:style-name="T49">Create a folder called </text:span><text:span text:style-name="T31">components </text:span><text:span text:style-name="T32">inside src</text:span></text:p>
      <text:p text:style-name="P9"><text:span text:style-name="T33"/></text:p>
      <text:p text:style-name="P5"><text:span text:style-name="T32">TopReps.js</text:span><text:span text:style-name="T29"><text:line-break/><text:line-break/>import React, { useState, useEffect } from 'react';</text:span></text:p>
      <text:p text:style-name="P6"/>
      <text:p text:style-name="P8">const TopReps = () =&gt; {</text:p>
      <text:p text:style-name="P6">  <text:span text:style-name="T28">const [repoCount, setRepoCount] = useState(10);</text:span></text:p>
      <text:p text:style-name="P6">  <text:span text:style-name="T28">const [repositories, setRepositories] = useState([]);</text:span></text:p>
      <text:p text:style-name="P6">  <text:span text:style-name="T28">const [currentPage, setCurrentPage] = useState(1);</text:span></text:p>
      <text:p text:style-name="P6">  <text:span text:style-name="T28">const reposPerPage = 10;</text:span></text:p>
      <text:p text:style-name="P6"/>
      <text:p text:style-name="P6">  <text:span text:style-name="T28">useEffect(() =&gt; {</text:span></text:p>
      <text:p text:style-name="P6">    <text:span text:style-name="T28">fetchRepositories();</text:span></text:p>
      <text:p text:style-name="P6">  <text:span text:style-name="T28">}, [repoCount, currentPage]);</text:span></text:p>
      <text:p text:style-name="P6"/>
      <text:p text:style-name="P6">  <text:span text:style-name="T28">const fetchRepositories = async () =&gt; {</text:span></text:p>
      <text:p text:style-name="P6">    <text:span text:style-name="T28">try {</text:span></text:p>
      <text:p text:style-name="P6">      <text:span text:style-name="T28">const response = await fetch(`http://localhost:3001/api/repositories?count=${repoCount}`);</text:span></text:p>
      <text:p text:style-name="P6">      <text:span text:style-name="T28">if (!response.ok) {</text:span></text:p>
      <text:p text:style-name="P6">        <text:span text:style-name="T28">throw new Error(`HTTP error! Status: ${response.status}`);</text:span></text:p>
      <text:p text:style-name="P6">      <text:span text:style-name="T28">}</text:span></text:p>
      <text:p text:style-name="P6"/>
      <text:p text:style-name="P6">      <text:span text:style-name="T28">const data = await response.json();</text:span></text:p>
      <text:p text:style-name="P6"/>
      <text:p text:style-name="P6"><text:soft-page-break/>      <text:span text:style-name="T28">if (!Array.isArray(data)) {</text:span></text:p>
      <text:p text:style-name="P6">        <text:span text:style-name="T28">console.error('Error: Data is not an array', data);</text:span></text:p>
      <text:p text:style-name="P6">        <text:span text:style-name="T28">setRepositories([]);</text:span></text:p>
      <text:p text:style-name="P6">        <text:span text:style-name="T28">return;</text:span></text:p>
      <text:p text:style-name="P6">      <text:span text:style-name="T28">}</text:span></text:p>
      <text:p text:style-name="P6"/>
      <text:p text:style-name="P6">      <text:span text:style-name="T28">setRepositories(data);</text:span></text:p>
      <text:p text:style-name="P6">    <text:span text:style-name="T28">} catch (error) {</text:span></text:p>
      <text:p text:style-name="P6">      <text:span text:style-name="T28">console.error('Error fetching repositories:', error.message);</text:span></text:p>
      <text:p text:style-name="P6">      <text:span text:style-name="T28">setRepositories([]); </text:span><text:span text:style-name="T30">// Set empty array to handle the error case</text:span></text:p>
      <text:p text:style-name="P6">    <text:span text:style-name="T28">}</text:span></text:p>
      <text:p text:style-name="P6">  <text:span text:style-name="T28">};</text:span></text:p>
      <text:p text:style-name="P6"/>
      <text:p text:style-name="P6">  <text:span text:style-name="T28">const handleDropdownChange = (</text:span><text:span text:style-name="T30">event</text:span><text:span text:style-name="T28">) =&gt; {</text:span></text:p>
      <text:p text:style-name="P6">    <text:span text:style-name="T28">setRepoCount(parseInt(</text:span><text:span text:style-name="T30">event</text:span><text:span text:style-name="T28">.target.value));</text:span></text:p>
      <text:p text:style-name="P6">    <text:span text:style-name="T28">setCurrentPage(1); </text:span><text:span text:style-name="T30">// Reset to the first page when changing the number of repositories per page</text:span></text:p>
      <text:p text:style-name="P6">  <text:span text:style-name="T28">};</text:span></text:p>
      <text:p text:style-name="P6"/>
      <text:p text:style-name="P6">  <text:span text:style-name="T28">const handlePageChange = (</text:span><text:span text:style-name="T30">page</text:span><text:span text:style-name="T28">) =&gt; {</text:span></text:p>
      <text:p text:style-name="P6">    <text:span text:style-name="T28">setCurrentPage(</text:span><text:span text:style-name="T30">page</text:span><text:span text:style-name="T28">);</text:span></text:p>
      <text:p text:style-name="P6">  <text:span text:style-name="T28">};</text:span></text:p>
      <text:p text:style-name="P6"/>
      <text:p text:style-name="P6">  <text:span text:style-name="T30">// Pagination Logic</text:span></text:p>
      <text:p text:style-name="P6">  <text:span text:style-name="T28">const indexOfLastRepo = currentPage * reposPerPage;</text:span></text:p>
      <text:p text:style-name="P6">  <text:span text:style-name="T28">const indexOfFirstRepo = indexOfLastRepo - reposPerPage;</text:span></text:p>
      <text:p text:style-name="P6">  <text:span text:style-name="T28">const currentRepos = repositories.slice(indexOfFirstRepo, indexOfLastRepo);</text:span></text:p>
      <text:p text:style-name="P6"/>
      <text:p text:style-name="P6">  <text:span text:style-name="T28">return (</text:span></text:p>
      <text:p text:style-name="P6">    <text:span text:style-name="T28">&lt;div className='container'&gt;</text:span></text:p>
      <text:p text:style-name="P6">      <text:span text:style-name="T28">&lt;h2 className="mb-4"&gt;Top GitHub Repositories&lt;/h2&gt;</text:span></text:p>
      <text:p text:style-name="P6"/>
      <text:p text:style-name="P6">      <text:span text:style-name="T28">&lt;div className="mb-3"&gt;</text:span></text:p>
      <text:p text:style-name="P6">        <text:span text:style-name="T28">&lt;label htmlFor="repoCount"&gt;Display:&lt;/label&gt;</text:span></text:p>
      <text:p text:style-name="P6">        <text:span text:style-name="T28">&lt;select id="repoCount" onChange={handleDropdownChange}&gt;</text:span></text:p>
      <text:p text:style-name="P6">          <text:span text:style-name="T28">&lt;option value="10"&gt;10&lt;/option&gt;</text:span></text:p>
      <text:p text:style-name="P6">          <text:span text:style-name="T28">&lt;option value="50"&gt;50&lt;/option&gt;</text:span></text:p>
      <text:p text:style-name="P6">          <text:span text:style-name="T28">&lt;option value="100"&gt;100&lt;/option&gt;</text:span></text:p>
      <text:p text:style-name="P6">        <text:span text:style-name="T28">&lt;/select&gt;</text:span></text:p>
      <text:p text:style-name="P6">      <text:span text:style-name="T28">&lt;/div&gt;</text:span></text:p>
      <text:p text:style-name="P6"/>
      <text:p text:style-name="P6">      <text:span text:style-name="T28">&lt;div&gt;</text:span></text:p>
      <text:p text:style-name="P6">        <text:span text:style-name="T28">{currentRepos.map((</text:span><text:span text:style-name="T30">repo</text:span><text:span text:style-name="T28">) =&gt; (</text:span></text:p>
      <text:p text:style-name="P6">          <text:span text:style-name="T28">&lt;div key={</text:span><text:span text:style-name="T30">repo</text:span><text:span text:style-name="T28">.name} className="border p-3 mb-3"&gt;</text:span></text:p>
      <text:p text:style-name="P6">            <text:span text:style-name="T28">&lt;h4&gt;{</text:span><text:span text:style-name="T30">repo</text:span><text:span text:style-name="T28">.name}&lt;/h4&gt;</text:span></text:p>
      <text:p text:style-name="P6">            <text:span text:style-name="T28">&lt;p&gt;{</text:span><text:span text:style-name="T30">repo</text:span><text:span text:style-name="T28">.description}&lt;/p&gt;</text:span></text:p>
      <text:p text:style-name="P6">            <text:span text:style-name="T28">&lt;p&gt;</text:span></text:p>
      <text:p text:style-name="P6">              <text:span text:style-name="T28">&lt;strong&gt;Stars:&lt;/strong&gt; {</text:span><text:span text:style-name="T30">repo</text:span><text:span text:style-name="T28">.stars} |{' '}</text:span></text:p>
      <text:p text:style-name="P6">              <text:span text:style-name="T28">&lt;a href={</text:span><text:span text:style-name="T30">repo</text:span><text:span text:style-name="T28">.url} target="_blank" rel="noopener noreferrer"&gt;</text:span></text:p>
      <text:p text:style-name="P6">                <text:span text:style-name="T28">View on GitHub</text:span></text:p>
      <text:p text:style-name="P6">              <text:span text:style-name="T28">&lt;/a&gt;</text:span></text:p>
      <text:p text:style-name="P6"><text:soft-page-break/>            <text:span text:style-name="T28">&lt;/p&gt;</text:span></text:p>
      <text:p text:style-name="P6">          <text:span text:style-name="T28">&lt;/div&gt;</text:span></text:p>
      <text:p text:style-name="P6">        <text:span text:style-name="T28">))}</text:span></text:p>
      <text:p text:style-name="P6">      <text:span text:style-name="T28">&lt;/div&gt;</text:span></text:p>
      <text:p text:style-name="P6"/>
      <text:p text:style-name="P6">      <text:span text:style-name="T28">{</text:span><text:span text:style-name="T30">/* Pagination Controls */</text:span><text:span text:style-name="T28">}</text:span></text:p>
      <text:p text:style-name="P6">      <text:span text:style-name="T28">{repositories.length &gt; reposPerPage &amp;&amp; (</text:span></text:p>
      <text:p text:style-name="P6">        <text:span text:style-name="T28">&lt;div className="d-flex justify-content-center"&gt;</text:span></text:p>
      <text:p text:style-name="P6">          <text:span text:style-name="T28">&lt;nav aria-label="Page navigation"&gt;</text:span></text:p>
      <text:p text:style-name="P6">            <text:span text:style-name="T28">&lt;ul className="pagination"&gt;</text:span></text:p>
      <text:p text:style-name="P6">              <text:span text:style-name="T28">{[...Array(Math.ceil(repositories.length / reposPerPage)).keys()].map((</text:span><text:span text:style-name="T30">number</text:span><text:span text:style-name="T28">) =&gt; (</text:span></text:p>
      <text:p text:style-name="P6">                <text:span text:style-name="T28">&lt;li key={</text:span><text:span text:style-name="T30">number</text:span><text:span text:style-name="T28">} className={`page-item ${currentPage === </text:span><text:span text:style-name="T30">number</text:span><text:span text:style-name="T28"> + 1 ? 'active' : ''}`}&gt;</text:span></text:p>
      <text:p text:style-name="P6">                  <text:span text:style-name="T28">&lt;button</text:span></text:p>
      <text:p text:style-name="P6">                    <text:span text:style-name="T28">className="page-link"</text:span></text:p>
      <text:p text:style-name="P6">                    <text:span text:style-name="T28">onClick={() =&gt; handlePageChange(</text:span><text:span text:style-name="T30">number</text:span><text:span text:style-name="T28"> + 1)}</text:span></text:p>
      <text:p text:style-name="P6">                  <text:span text:style-name="T28">&gt;</text:span></text:p>
      <text:p text:style-name="P6">                    <text:span text:style-name="T28">{</text:span><text:span text:style-name="T30">number</text:span><text:span text:style-name="T28"> + 1}</text:span></text:p>
      <text:p text:style-name="P6">                  <text:span text:style-name="T28">&lt;/button&gt;</text:span></text:p>
      <text:p text:style-name="P6">                <text:span text:style-name="T28">&lt;/li&gt;</text:span></text:p>
      <text:p text:style-name="P6">              <text:span text:style-name="T28">))}</text:span></text:p>
      <text:p text:style-name="P6">            <text:span text:style-name="T28">&lt;/ul&gt;</text:span></text:p>
      <text:p text:style-name="P6">          <text:span text:style-name="T28">&lt;/nav&gt;</text:span></text:p>
      <text:p text:style-name="P6">        <text:span text:style-name="T28">&lt;/div&gt;</text:span></text:p>
      <text:p text:style-name="P6">      <text:span text:style-name="T28">)}</text:span></text:p>
      <text:p text:style-name="P6">    <text:span text:style-name="T28">&lt;/div&gt;</text:span></text:p>
      <text:p text:style-name="P6">  <text:span text:style-name="T28">);</text:span></text:p>
      <text:p text:style-name="P8">};</text:p>
      <text:p text:style-name="P6"/>
      <text:p text:style-name="P8">export default TopReps;</text:p>
      <text:p text:style-name="P5"><text:span text:style-name="T29"/></text:p>
      <text:p text:style-name="P4"><text:span text:style-name="T45"><text:line-break/></text:span><text:span text:style-name="T48">Instructions:-</text:span></text:p>
      <text:p text:style-name="P4"><text:span text:style-name="T48"/></text:p>
      <text:p text:style-name="P4"><text:span text:style-name="Strong_20_Emphasis">Installation:</text:span></text:p>
      <text:list xml:id="list1779329135" text:style-name="L1">
        <text:list-item>
          <text:list>
            <text:list-item>
              <text:p text:style-name="P10">Run the following command to install dependencies:</text:p>
            </text:list-item>
            <text:list-item>
              <text:p text:style-name="P10"><text:span text:style-name="Source_20_Text"><text:span text:style-name="T45">npm install</text:span></text:span></text:p>
            </text:list-item>
          </text:list>
        </text:list-item>
      </text:list>
      <text:p text:style-name="P12"><text:span text:style-name="Source_20_Text"><text:s text:c="3"/></text:span><text:span text:style-name="Source_20_Text"><text:span text:style-name="Strong_20_Emphasis">Run the App:</text:span></text:span></text:p>
      <text:list xml:id="list479325169" text:style-name="L2">
        <text:list-item>
          <text:p text:style-name="P11">Start the React app by running:</text:p>
        </text:list-item>
        <text:list-item>
          <text:p text:style-name="P3"><text:span text:style-name="Source_20_Text">npm start</text:span></text:p>
        </text:list-item>
      </text:list>
      <text:p text:style-name="P13"><text:span text:style-name="Strong_20_Emphasis"><text:s text:c="7"/>Usage:</text:span></text:p>
      <text:list xml:id="list282167335" text:style-name="L4">
        <text:list-item>
          <text:p text:style-name="P20">Open the app in your web browser.</text:p>
        </text:list-item>
        <text:list-item>
          <text:p text:style-name="P14">Explore the top GitHub repositories displayed on the page.</text:p>
        </text:list-item>
        <text:list-item>
          <text:p text:style-name="P14"><text:span text:style-name="Strong_20_Emphasis">Notes:</text:span></text:p>
        </text:list-item>
      </text:list>
      <text:list xml:id="list2058420057" text:style-name="L6">
        <text:list-item>
          <text:p text:style-name="P15">The app fetches data from the GitHub API, so an internet connection is required.</text:p>
        </text:list-item>
      </text:list>
      <text:list xml:id="list2455829011" text:style-name="L7">
        <text:list-item>
          <text:p text:style-name="P16"><text:soft-page-break/><text:span text:style-name="Strong_20_Emphasis">Troubleshooting:</text:span></text:p>
        </text:list-item>
      </text:list>
      <text:list xml:id="list83699506" text:style-name="L8">
        <text:list-item>
          <text:p text:style-name="P21">If you encounter any issues, check the following:</text:p>
          <text:list>
            <text:list-item>
              <text:p text:style-name="P21">Ensure that dependencies are installed.</text:p>
            </text:list-item>
            <text:list-item>
              <text:p text:style-name="P17">Check your internet connection.</text:p>
            </text:list-item>
          </text:list>
        </text:list-item>
      </text:list>
      <text:list xml:id="list2620857143" text:style-name="L9">
        <text:list-item>
          <text:p text:style-name="P18"><text:span text:style-name="Strong_20_Emphasis">Contact:</text:span></text:p>
        </text:list-item>
      </text:list>
      <text:list xml:id="list2145026659" text:style-name="L10">
        <text:list-item>
          <text:p text:style-name="P19">Feel free to contact me at <text:span text:style-name="T1">maddygyani15@gmail.com</text:span> for any questions or assistance.</text:p>
        </text:list-item>
      </text:list>
      <text:p text:style-name="P13"/>
      <text:p text:style-name="P2"><text:span text:style-name="Source_20_Text"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3-12-16T01:19:14.775000000</dc:date>
    <meta:editing-duration>PT10M41S</meta:editing-duration>
    <meta:editing-cycles>3</meta:editing-cycles>
    <meta:document-statistic meta:table-count="0" meta:image-count="0" meta:object-count="0" meta:page-count="4" meta:paragraph-count="119" meta:word-count="405" meta:character-count="3891" meta:non-whitespace-character-count="2932"/>
  </office:meta>
</office:document-meta>
</file>